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fo:font-size="24pt" fo:font-weight="normal" style:font-size-asian="24pt" style:font-weight-asian="normal" style:font-size-complex="24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">
      <style:paragraph-properties fo:margin-top="0.3cm" fo:margin-bottom="0.3cm" fo:line-height="100%" fo:text-align="center" style:justify-single-word="false" fo:hyphenation-ladder-count="no-limit"/>
      <style:text-properties fo:color="#ff0000" fo:font-size="24pt" fo:font-weight="normal" style:letter-kerning="true" style:font-name-asian="Times New Roman" style:font-size-asian="24pt" style:language-asian="fr" style:country-asian="FR" style:font-weight-asian="normal" style:font-name-complex="Arial" style:font-size-complex="24pt" style:language-complex="ar" style:country-complex="SA" style:font-weight-complex="normal" fo:hyphenate="true" fo:hyphenation-remain-char-count="2" fo:hyphenation-push-char-count="2"/>
    </style:style>
    <style:style style:name="P6" style:family="paragraph" style:parent-style-name="Standard" style:list-style-name="">
      <style:paragraph-properties fo:margin-top="0.3cm" fo:margin-bottom="0.3cm" fo:line-height="100%" fo:text-align="center" style:justify-single-word="false" fo:hyphenation-ladder-count="no-limit"/>
      <style:text-properties style:use-window-font-color="true" fo:font-size="16pt" fo:font-weight="normal" style:letter-kerning="true" style:font-name-asian="Times New Roman" style:font-size-asian="16pt" style:language-asian="fr" style:country-asian="FR" style:font-weight-asian="normal" style:font-name-complex="Arial" style:font-size-complex="16pt" style:language-complex="ar" style:country-complex="SA" style:font-weight-complex="normal" fo:hyphenate="true" fo:hyphenation-remain-char-count="2" fo:hyphenation-push-char-count="2"/>
    </style:style>
    <style:style style:name="P7" style:family="paragraph" style:parent-style-name="Standard">
      <style:paragraph-properties fo:line-height="100%"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line-height="100%"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line-height="100%"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3"/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Rapport de Stage</text:p>
      <text:p text:style-name="P2"/>
      <text:p text:style-name="P2"/>
      <text:p text:style-name="P3">Bacheley Thomas</text:p>
      <text:p text:style-name="P3">Stage du 22/05 au 29/06</text:p>
      <text:p text:style-name="P3">au sein de la société SAS ATV</text:p>
      <text:p text:style-name="P3">à Mathieu</text:p>
      <text:h text:style-name="P5" text:outline-level="2"/>
      <text:h text:style-name="P5" text:outline-level="2">[Intitulé de la mission de stage]</text:h>
      <text:h text:style-name="P6" text:outline-level="2">Sous la direction de Mme BESKAYA – Gérante</text:h>
      <text:h text:style-name="P6" text:outline-level="2">Dans le cadre du stage de BTS SNIR</text:h>
      <text:h text:style-name="P6" text:outline-level="2">Année 2017-2018</text:h>
      <text:h text:style-name="P6" text:outline-level="2"/>
      <text:h text:style-name="P6" text:outline-level="2"/>
      <text:h text:style-name="P6" text:outline-level="2">Institut Lemonnier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Sommaire :</text:p>
      <text:p text:style-name="P4"/>
      <text:list xml:id="list3621508871248856559" text:style-name="L1">
        <text:list-header>
          <text:p text:style-name="P8">Remerciements</text:p>
        </text:list-header>
      </text:list>
      <text:p text:style-name="P4"/>
      <text:p text:style-name="P4"><text:tab/>Introduction</text:p>
      <text:p text:style-name="P4"/>
      <text:list xml:id="list5901801620967351237" text:style-name="L2">
        <text:list-item>
          <text:p text:style-name="P9">Présentation de L'entreprise ATV</text:p>
          <text:p text:style-name="P9">A)</text:p>
          <text:p text:style-name="P9">B)</text:p>
          <text:p text:style-name="P9">C)</text:p>
          <text:p text:style-name="P9">D)</text:p>
          <text:p text:style-name="P9">E)</text:p>
          <text:p text:style-name="P9">F)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oft-page-break/></text:p>
      <text:p text:style-name="Standard"/>
      <text:p text:style-name="Standard">L'entreprise qui m'a permis de réaliser mon stage est l'entreprise ATV,dont le coeur de métier est le batiment</text:p>
      <text:p text:style-name="Standard"/>
      <text:p text:style-name="Standard">A) L'entreprise est une SAS ( Société par Actions simplifiée ) depuis Juillet 2017.</text:p>
      <text:p text:style-name="Standard">C'est une entreprises spécialisée en ravalement et islolation par l'exterieur ( neuf et rénovation ). Forte d'une expérience de plus de 25 ans, l'entreprise a pris le nom d'ATV en 2002.</text:p>
      <text:p text:style-name="Standard"/>
      <text:p text:style-name="Standard">L'entreprise est dirigée par 2 gérants, Mr et Mme Beskaya</text:p>
      <text:list xml:id="list4705269921729054844" text:style-name="L3">
        <text:list-item>
          <text:p text:style-name="P10">Mr Beskaya travaille sur le chantier en tant que façadier et chef d'équipe, avec 2 salariés.</text:p>
        </text:list-item>
        <text:list-item>
          <text:p text:style-name="P10">Mme Beskaya gère la partie administrative, l'approvisionnement, la conduite de chantier et la réponse aux appels d'offre. Elle est actuellement épaulée par une assistante technique.</text:p>
        </text:list-item>
      </text:list>
      <text:p text:style-name="Standard"/>
      <text:p text:style-name="Standard">B) Le siège social se situe a Mathieu , l'entreprise agit dans une zone de chalandise qui s'étend essentiellement dans toute la basse-normandie. Les chantiers sont concentrés sur Caen meme et la Manche, ils peuvent aussi se deplacer an haute normandie mais a de rare occasion</text:p>
      <text:p text:style-name="Standard"/>
      <text:p text:style-name="Standard">D)les clients dans le privé sont de grands promoteurs tels que Partelios, Khors Immobilier, Edifides, investir immobilier.</text:p>
      <text:p text:style-name="Standard"/>
      <text:p text:style-name="Standard">ATV travail à 90% en appel d'offres privées , car les règles sont différentes de celle de l'appel d'offres public, en matière d'obtention du marché.</text:p>
      <text:p text:style-name="Standard"/>
      <text:p text:style-name="P4">ATV à aussi des clients tels que des entreprises generales. Ils sous-traitent l'activité du ravalement et isolation par l'exterie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5M31S</meta:editing-duration>
    <meta:editing-cycles>8</meta:editing-cycles>
    <meta:generator>OpenOffice/4.1.5$Win32 OpenOffice.org_project/415m1$Build-9789</meta:generator>
    <dc:date>2018-06-28T16:21:18.03</dc:date>
    <dc:creator>Thomas Bacheley</dc:creator>
    <meta:document-statistic meta:table-count="0" meta:image-count="0" meta:object-count="0" meta:page-count="3" meta:paragraph-count="31" meta:word-count="284" meta:character-count="1706"/>
    <meta:user-defined meta:name="Info 1"/>
    <meta:user-defined meta:name="Info 2"/>
    <meta:user-defined meta:name="Info 3"/>
    <meta:user-defined meta:name="Info 4"/>
  </office:meta>
</office:document-meta>
</file>